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5-09-0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5-05-2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5-02-2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4-12-0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4-07-3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4-05-3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4-03-14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3-11-30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3784" calcext:value-type="float">
            <text:p>79.0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3-07-28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3-05-11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3-03-03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2-10-20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2-07-05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2-04-22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2-01-31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1-10-18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1-06-28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1-04-06 0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1-02-09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7272" calcext:value-type="float">
            <text:p>78.7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1552" calcext:value-type="float">
            <text:p>78.7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2368" calcext:value-type="float">
            <text:p>78.3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6648" calcext:value-type="float">
            <text:p>78.3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3496" calcext:value-type="float">
            <text:p>78.2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448" calcext:value-type="float">
            <text:p>77.4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3864" calcext:value-type="float">
            <text:p>75.8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1944" calcext:value-type="float">
            <text:p>75.7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9272" calcext:value-type="float">
            <text:p>75.7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612" calcext:value-type="float">
            <text:p>75.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0776" calcext:value-type="float">
            <text:p>75.5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1424" calcext:value-type="float">
            <text:p>75.4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5704" calcext:value-type="float">
            <text:p>75.3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084" calcext:value-type="float">
            <text:p>75.3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7312" calcext:value-type="float">
            <text:p>75.2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7688" calcext:value-type="float">
            <text:p>75.2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2824" calcext:value-type="float">
            <text:p>75.1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4808" calcext:value-type="float">
            <text:p>75.0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7752" calcext:value-type="float">
            <text:p>74.9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9568" calcext:value-type="float">
            <text:p>75.0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5852" calcext:value-type="float">
            <text:p>75.01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9568" calcext:value-type="float">
            <text:p>75.0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2616" calcext:value-type="float">
            <text:p>75.0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4432" calcext:value-type="float">
            <text:p>75.0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7752" calcext:value-type="float">
            <text:p>74.9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7752" calcext:value-type="float">
            <text:p>74.9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6792" calcext:value-type="float">
            <text:p>74.9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0216" calcext:value-type="float">
            <text:p>74.8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6208" calcext:value-type="float">
            <text:p>74.8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5728" calcext:value-type="float">
            <text:p>74.7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2952" calcext:value-type="float">
            <text:p>74.6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8568" calcext:value-type="float">
            <text:p>74.6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5144" calcext:value-type="float">
            <text:p>74.6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3704" calcext:value-type="float">
            <text:p>74.5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3224" calcext:value-type="float">
            <text:p>74.5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2744" calcext:value-type="float">
            <text:p>74.5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1784" calcext:value-type="float">
            <text:p>74.4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7296" calcext:value-type="float">
            <text:p>74.3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7296" calcext:value-type="float">
            <text:p>74.3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0136" calcext:value-type="float">
            <text:p>74.2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7944" calcext:value-type="float">
            <text:p>74.2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0616" calcext:value-type="float">
            <text:p>74.2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0136" calcext:value-type="float">
            <text:p>74.2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7464" calcext:value-type="float">
            <text:p>74.1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5272" calcext:value-type="float">
            <text:p>74.1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3728" calcext:value-type="float">
            <text:p>74.0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4856" calcext:value-type="float">
            <text:p>73.9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7528" calcext:value-type="float">
            <text:p>73.9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5336" calcext:value-type="float">
            <text:p>73.9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56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7528" calcext:value-type="float">
            <text:p>73.9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54" meta:object-count="0"/>
    <meta:user-defined meta:name="AppVersion">3.0</meta:user-defined>
  </office:meta>
</office:document-meta>
</file>